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E0000001E9BAA8DA5A658F5BC.png" manifest:media-type="image/png"/>
  <manifest:file-entry manifest:full-path="Pictures/100002010000001C000000207CF605E7B26CEC0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1" svg:font-family="'Open Sans'" style:font-family-generic="swiss"/>
    <style:font-face style:name="Electrolize" svg:font-family="Electrolize" style:font-adornments="Regular" style:font-pitch="variable"/>
    <style:font-face style:name="Liberation Serif" svg:font-family="'Liberation Serif'" style:font-family-generic="roman" style:font-pitch="variable"/>
    <style:font-face style:name="Open Sans" svg:font-family="'Ope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945d6"/>
    </style:style>
    <style:style style:name="P2" style:family="paragraph" style:parent-style-name="Standard">
      <style:paragraph-properties fo:margin-left="0mm" fo:margin-right="0mm" fo:text-indent="0mm" style:auto-text-indent="false"/>
    </style:style>
    <style:style style:name="P3" style:family="paragraph" style:parent-style-name="Standard">
      <style:paragraph-properties fo:margin-top="0mm" fo:margin-bottom="20mm" loext:contextual-spacing="false">
        <style:tab-stops>
          <style:tab-stop style:position="9.53mm"/>
          <style:tab-stop style:position="146.05mm"/>
        </style:tab-stops>
      </style:paragraph-properties>
    </style:style>
    <style:style style:name="P4" style:family="paragraph" style:parent-style-name="Text_20_body">
      <style:text-properties officeooo:rsid="001b4bf3" officeooo:paragraph-rsid="001b4bf3"/>
    </style:style>
    <style:style style:name="P5" style:family="paragraph" style:parent-style-name="Heading_20_3">
      <style:text-properties officeooo:paragraph-rsid="001b4bf3"/>
    </style:style>
    <style:style style:name="P6" style:family="paragraph" style:parent-style-name="Heading_20_3">
      <style:text-properties officeooo:rsid="001b4bf3" officeooo:paragraph-rsid="001b4bf3"/>
    </style:style>
    <style:style style:name="P7" style:family="paragraph" style:parent-style-name="Heading_20_1">
      <style:paragraph-properties fo:break-before="page"/>
    </style:style>
    <style:style style:name="P8" style:family="paragraph" style:parent-style-name="Numbering_20_2">
      <style:text-properties officeooo:rsid="001b4bf3" officeooo:paragraph-rsid="001b4bf3"/>
    </style:style>
    <style:style style:name="P9" style:family="paragraph" style:parent-style-name="Numbering_20_2">
      <style:text-properties officeooo:rsid="001d4592" officeooo:paragraph-rsid="001d4592"/>
    </style:style>
    <style:style style:name="P10" style:family="paragraph" style:parent-style-name="Numbering_20_2">
      <style:text-properties officeooo:rsid="001d4592" officeooo:paragraph-rsid="001f023d"/>
    </style:style>
    <style:style style:name="P11" style:family="paragraph" style:parent-style-name="Contents_20_3">
      <style:paragraph-properties>
        <style:tab-stops>
          <style:tab-stop style:position="160.02mm" style:type="right" style:leader-style="dotted" style:leader-text="."/>
        </style:tab-stops>
      </style:paragraph-properties>
    </style:style>
    <style:style style:name="P12" style:family="paragraph" style:parent-style-name="Contents_20_1">
      <style:paragraph-properties>
        <style:tab-stops>
          <style:tab-stop style:position="170mm" style:type="right" style:leader-style="dotted" style:leader-text="."/>
        </style:tab-stops>
      </style:paragraph-properties>
    </style:style>
    <style:style style:name="T1" style:family="text">
      <style:text-properties style:font-size-asian="10.5pt" loext:padding="2.03mm" loext:border="0.06pt solid #000000" loext:shadow="none"/>
    </style:style>
    <style:style style:name="T2" style:family="text">
      <style:text-properties officeooo:rsid="001d4592" style:font-size-asian="10.5pt" loext:padding="2.03mm" loext:border="0.06pt solid #000000" loext:shadow="none"/>
    </style:style>
    <style:style style:name="T3" style:family="text">
      <style:text-properties fo:color="#ed1c24" style:font-name="Electrolize" fo:font-size="32pt" fo:font-weight="bold" style:font-size-asian="10.5pt" style:font-weight-asian="bold" style:font-weight-complex="bold"/>
    </style:style>
    <style:style style:name="T4" style:family="text">
      <style:text-properties fo:color="#ed1c24" style:font-name="Electrolize" fo:font-size="32pt" fo:font-weight="bold" officeooo:rsid="0017fd21" style:font-size-asian="10.5pt" style:font-weight-asian="bold" style:font-weight-complex="bold"/>
    </style:style>
    <style:style style:name="T5" style:family="text">
      <style:text-properties fo:font-weight="bold" style:font-weight-asian="bold" style:font-weight-complex="bold"/>
    </style:style>
    <style:style style:name="T6" style:family="text">
      <style:text-properties fo:font-weight="bold" officeooo:rsid="001b4bf3" style:font-weight-asian="bold" style:font-weight-complex="bold"/>
    </style:style>
    <style:style style:name="T7" style:family="text">
      <style:text-properties fo:font-weight="bold" officeooo:rsid="001f972a" style:font-weight-asian="bold" style:font-weight-complex="bold"/>
    </style:style>
    <style:style style:name="T8" style:family="text">
      <style:text-properties fo:color="#74489d" fo:font-size="18pt" style:font-size-asian="10.5pt"/>
    </style:style>
    <style:style style:name="T9" style:family="text">
      <style:text-properties fo:color="#74489d" fo:font-size="18pt" officeooo:rsid="0017fd21" style:font-size-asian="10.5pt"/>
    </style:style>
    <style:style style:name="T10" style:family="text">
      <style:text-properties officeooo:rsid="001b4bf3"/>
    </style:style>
    <style:style style:name="T11" style:family="text">
      <style:text-properties style:font-name="Open Sans" style:font-size-asian="10.5pt" style:font-name-complex="Lohit Devanagari1" loext:padding="2.03mm" loext:border="0.06pt solid #000000" loext:shadow="none"/>
    </style:style>
    <style:style style:name="T12" style:family="text">
      <style:text-properties style:font-name="Open Sans" officeooo:rsid="001d4592" style:font-size-asian="10.5pt" style:font-name-complex="Lohit Devanagari1" loext:padding="2.03mm" loext:border="0.06pt solid #000000" loext:shadow="none"/>
    </style:style>
    <style:style style:name="T13" style:family="text">
      <style:text-properties style:font-name="Open Sans" officeooo:rsid="001f972a" style:font-size-asian="10.5pt" style:font-name-complex="Lohit Devanagari1" loext:padding="2.03mm" loext:border="0.06pt solid #000000" loext:shadow="none"/>
    </style:style>
    <style:style style:name="T14" style:family="text">
      <style:text-properties officeooo:rsid="001d4592"/>
    </style:style>
    <style:style style:name="T15" style:family="text">
      <style:text-properties officeooo:rsid="001f023d"/>
    </style:style>
    <style:style style:name="T16" style:family="text">
      <style:text-properties officeooo:rsid="001f972a"/>
    </style:style>
    <style:style style:name="fr1"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Tetsuo3</text:span><text:span text:style-name="T4">D-UI</text:span><text:span text:style-name="T3"><text:tab/></text:span><text:span text:style-name="T9">v0</text:span><text:span text:style-name="T8">.15.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_Toc303_4205954876" text:style-name="Index_20_Link" text:visited-style-name="Index_20_Link">1. Definiciones<text:tab/>1</text:a></text:p>
          <text:p text:style-name="P12"><text:a xlink:type="simple" xlink:href="#__RefHeading___Toc305_4205954876" text:style-name="Index_20_Link" text:visited-style-name="Index_20_Link">2. Procedimientos<text:tab/>1</text:a></text:p>
          <text:p text:style-name="P11"><text:a xlink:type="simple" xlink:href="#__RefHeading___Toc307_4205954876" text:style-name="Index_20_Link" text:visited-style-name="Index_20_Link">2.1 Recepción de un Filamento<text:tab/>1</text:a></text:p>
        </text:index-body>
      </text:table-of-content>
      <text:p text:style-name="P2"/>
      <text:h text:style-name="P7" text:outline-level="1"><text:bookmark-start text:name="__RefHeading___Toc303_4205954876"/>1. Definiciones<text:bookmark-end text:name="__RefHeading___Toc303_4205954876"/></text:h>
      <text:h text:style-name="Heading_20_1" text:outline-level="1"><text:bookmark-start text:name="__RefHeading___Toc305_4205954876"/>2. Procedimientos<text:bookmark-end text:name="__RefHeading___Toc305_4205954876"/></text:h>
      <text:h text:style-name="P5" text:outline-level="3"><text:bookmark-start text:name="__RefHeading___Toc307_4205954876"/>2.<text:span text:style-name="T10">1</text:span><text:bookmark-start text:name="__RefHeading___Toc197_4205954876"/> Recepción de un Filamento<text:bookmark-end text:name="__RefHeading___Toc307_4205954876"/><text:bookmark-end text:name="__RefHeading___Toc197_4205954876"/></text:h>
      <text:p text:style-name="P1">Durante el registro por recepción de un nuevo rollo de filamento es necesario realizar una comprobación para determinar si es necesario crear un nuevo registro o modificar uno existente.</text:p>
      <text:p text:style-name="Standard"/>
      <text:p text:style-name="Standard">Como se ha comentado en definiciones la aplicación describe un modelo de trabajo con impresoras 3D y no tiene porqué describir todos los detalles sino solamente los más importantes.</text:p>
      <text:p text:style-name="Standard"/>
      <text:p text:style-name="Standard">Por esa razón cuando se recepciona un filamento ya existente en lugar de crear un nuevo registro es posible en su lugar editar el existente que corresponde y aumentar la capacidad de peso.</text:p>
      <text:p text:style-name="Standard"/>
      <text:p text:style-name="Numbering_20_2"><text:span text:style-name="T5">1.<text:tab/></text:span>Determinar si un filamento con esas características ya existe.</text:p>
      <text:p text:style-name="Numbering_20_2"><text:span text:style-name="T5">2.a<text:tab/></text:span>Si existe sumar al peso actual el peso del nuevo filamento recepcionado.</text:p>
      <text:p text:style-name="Numbering_20_2"><text:span text:style-name="T5">2.b<text:tab/></text:span>Si no existe un filamento con esas características crear uno activando la funcionalidad <text:span text:style-name="T1">/</text:span><text:span text:style-name="T2">N</text:span><text:span text:style-name="T1">UEVO FILAMENTO</text:span></text:p>
      <text:h text:style-name="P6" text:outline-level="3">2.2 Inserción de una pieza de un solo uso.</text:h>
      <text:p text:style-name="P4">Es posible que en algún caso se produzca un pedido por parte de un cliente en el que se solicite una pieza exclusiva. Esa pieza se fabricará unicamente para este pedido por lo que se considera que no es necesario mantenerla en inventario.</text:p>
      <text:p text:style-name="P4">En lugar de crear una función específica para este caso (funcionalidad que en realidad ya existe) se define un procedimiento de trabajo que dará el resultado deseado.</text:p>
      <text:p text:style-name="Numbering_20_2"><text:span text:style-name="T5">1.<text:tab/></text:span>Crear la pieza con la funcionalidad <text:span text:style-name="T11">/</text:span><text:span text:style-name="T12">N</text:span><text:span text:style-name="T11">UEVA PIEZA</text:span> . <text:span text:style-name="T10">En la casilla de stock deseado indicar </text:span><text:span text:style-name="T7">0</text:span><text:span text:style-name="T10"> para este caso especial.</text:span></text:p>
      <text:p text:style-name="P8"><text:span text:style-name="T5">2.</text:span><text:tab/>Crear el pedido solicitado por el cliente <text:span text:style-name="T16">con la funcionalidad </text:span><text:span text:style-name="T13">/NUEVO PEDIDO</text:span>, incluyendo <text:span text:style-name="T14">el número de piezas de un solo uso deseado.</text:span></text:p>
      <text:p text:style-name="P9"><text:soft-page-break/><text:span text:style-name="T5">3.</text:span><text:tab/>Fabricar las piezas solicitadas en el pedido y que aún falten. En caso de estar completo el pedido (su esquina se encuentra en color verde en la funcionalidad <text:span text:style-name="T11">/PEDIDOS</text:span>) entonces enviar.</text:p>
      <text:p text:style-name="P10"><text:span text:style-name="T5">4.</text:span><text:tab/>Marcar la pieza de fabricación especial como NO ACTIVA desactivando el check de activa. Abrir la funcionalidad <text:span text:style-name="T11">/INVENTARIO</text:span>, hacer click sobre la etiqueta de la pieza especial. Activar el modo de edición haciendo click en el boton de EDICIÓN (<text:span text:style-name="T15"><draw:frame draw:style-name="fr1" draw:name="Image2" text:anchor-type="as-char" svg:y="-6.35mm" svg:width="7.41mm" svg:height="8.47mm" draw:z-index="1"><draw:image xlink:href="Pictures/100002010000001C000000207CF605E7B26CEC0C.png" xlink:type="simple" xlink:show="embed" xlink:actuate="onLoad" loext:mime-type="image/png"/></draw:frame></text:span>), desactivar el check de ACTIVA y finalmente guardar los cambios haciendo click en el boton GUARDAR (<draw:frame draw:style-name="fr1" draw:name="Image1" text:anchor-type="as-char" svg:y="-5.82mm" svg:width="7.94mm" svg:height="7.94mm" draw:z-index="0"><draw:image xlink:href="Pictures/100002010000001E0000001E9BAA8DA5A658F5BC.png" xlink:type="simple" xlink:show="embed" xlink:actuate="onLoad" loext:mime-type="image/png"/></draw:frame><text:span text:style-name="T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1" svg:font-family="'Open Sans'" style:font-family-generic="swiss"/>
    <style:font-face style:name="Electrolize" svg:font-family="Electrolize" style:font-adornments="Regular" style:font-pitch="variable"/>
    <style:font-face style:name="Liberation Serif" svg:font-family="'Liberation Serif'" style:font-family-generic="roman" style:font-pitch="variable"/>
    <style:font-face style:name="Open Sans" svg:font-family="'Ope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en Sans" fo:font-family="'Open Sans'" style:font-style-name="Regular" style:font-family-generic="swiss" style:font-pitch="variable"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Open Sans1" fo:font-family="'Open Sans'"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eature" style:family="paragraph" style:parent-style-name="Standard"/>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1T17:28:02.676204195</meta:creation-date>
    <dc:date>2021-04-11T18:25:19.995692411</dc:date>
    <meta:editing-duration>PT25M8S</meta:editing-duration>
    <meta:editing-cycles>4</meta:editing-cycles>
    <meta:generator>LibreOffice/6.0.7.3$Linux_X86_64 LibreOffice_project/00m0$Build-3</meta:generator>
    <meta:document-statistic meta:table-count="0" meta:image-count="2" meta:object-count="0" meta:page-count="3" meta:paragraph-count="21" meta:word-count="370" meta:character-count="2205" meta:non-whitespace-character-count="1856"/>
  </office:meta>
</office:document-meta>
</file>